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3.03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1.669cm"/>
    </style:style>
    <style:style style:name="co21" style:family="table-column">
      <style:table-column-properties fo:break-before="auto" style:column-width="2.05cm"/>
    </style:style>
    <style:style style:name="co22" style:family="table-column">
      <style:table-column-properties fo:break-before="auto" style:column-width="2.323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2.895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459cm"/>
    </style:style>
    <style:style style:name="co27" style:family="table-column">
      <style:table-column-properties fo:break-before="auto" style:column-width="1.778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2.295cm"/>
    </style:style>
    <style:style style:name="co30" style:family="table-column">
      <style:table-column-properties fo:break-before="auto" style:column-width="2.268cm"/>
    </style:style>
    <style:style style:name="co31" style:family="table-column">
      <style:table-column-properties fo:break-before="auto" style:column-width="3.411cm"/>
    </style:style>
    <style:style style:name="co32" style:family="table-column">
      <style:table-column-properties fo:break-before="auto" style:column-width="1.642cm"/>
    </style:style>
    <style:style style:name="co33" style:family="table-column">
      <style:table-column-properties fo:break-before="auto" style:column-width="2.921cm"/>
    </style:style>
    <style:style style:name="co34" style:family="table-column">
      <style:table-column-properties fo:break-before="auto" style:column-width="3.276cm"/>
    </style:style>
    <style:style style:name="co35" style:family="table-column">
      <style:table-column-properties fo:break-before="auto" style:column-width="2.84cm"/>
    </style:style>
    <style:style style:name="co36" style:family="table-column">
      <style:table-column-properties fo:break-before="auto" style:column-width="2.649cm"/>
    </style:style>
    <style:style style:name="co37" style:family="table-column">
      <style:table-column-properties fo:break-before="auto" style:column-width="2.676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os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ce1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4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22" table:visibility="collapse" table:default-cell-style-name="Default"/>
        <table:table-column table:style-name="co12" table:visibility="collapse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number-columns-repeated="2" table:default-cell-style-name="Default"/>
        <table:table-column table:style-name="co20" table:visibility="collapse" table:default-cell-style-name="Default"/>
        <table:table-column table:style-name="co28" table:visibility="collapse" table:default-cell-style-name="Default"/>
        <table:table-column table:style-name="co2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2" table:visibility="collapse" table:default-cell-style-name="Default"/>
        <table:table-column table:style-name="co7" table:visibility="collapse" table:default-cell-style-name="Default"/>
        <table:table-column table:style-name="co32" table:visibility="collapse" table:number-columns-repeated="2" table:default-cell-style-name="Default"/>
        <table:table-column table:style-name="co13" table:visibility="collapse" table:default-cell-style-name="Default"/>
        <table:table-column table:style-name="co33" table:visibility="collapse" table:default-cell-style-name="Default"/>
        <table:table-column table:style-name="co34" table:visibility="collapse" table:default-cell-style-name="Default"/>
        <table:table-column table:style-name="co14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35" table:visibility="collapse" table:default-cell-style-name="Default"/>
        <table:table-column table:style-name="co25" table:visibility="collapse" table:default-cell-style-name="Default"/>
        <table:table-column table:style-name="co36" table:visibility="collapse" table:default-cell-style-name="Default"/>
        <table:table-column table:style-name="co28" table:visibility="collapse" table:default-cell-style-name="Default"/>
        <table:table-column table:style-name="co37" table:visibility="collapse" table:default-cell-style-name="Default"/>
        <table:table-column table:style-name="co10" table:visibility="collapse" table:default-cell-style-name="Default"/>
        <table:table-column table:style-name="co38" table:default-cell-style-name="ce1"/>
        <table:table-column table:style-name="co38" table:number-columns-repeated="3" table:default-cell-style-name="Default"/>
        <table:table-row table:style-name="ro1"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  <table:table-cell table:style-name="ce2" office:value-type="string" calcext:value-type="string">
            <text:p>speedup</text:p>
          </table:table-cell>
          <table:table-cell office:value-type="string" calcext:value-type="string">
            <text:p>ideal speedup</text:p>
          </table:table-cell>
          <table:table-cell office:value-type="string" calcext:value-type="string">
            <text:p>relative speedup</text:p>
          </table:table-cell>
          <table:table-cell office:value-type="string" calcext:value-type="string">
            <text:p>ideal relative 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.2" calcext:value-type="float">
            <text:p>1000.2</text:p>
          </table:table-cell>
          <table:table-cell office:value-type="string" calcext:value-type="string">
            <text:p>model defined</text:p>
          </table:table-cell>
          <table:table-cell office:value-type="float" office:value="40002049" calcext:value-type="float">
            <text:p>4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997.6988" calcext:value-type="float">
            <text:p>4997.70</text:p>
          </table:table-cell>
          <table:table-cell office:value-type="float" office:value="1811804084" calcext:value-type="float">
            <text:p>181180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11804084" calcext:value-type="float">
            <text:p>1811804084</text:p>
          </table:table-cell>
          <table:table-cell table:number-columns-repeated="31"/>
          <table:table-cell table:style-name="ce2" table:formula="of:=[.I$2]/[.I2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.2" calcext:value-type="float">
            <text:p>1000.2</text:p>
          </table:table-cell>
          <table:table-cell office:value-type="string" calcext:value-type="string">
            <text:p>model defined</text:p>
          </table:table-cell>
          <table:table-cell office:value-type="float" office:value="20002049" calcext:value-type="float">
            <text:p>2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091.8651" calcext:value-type="float">
            <text:p>3091.87</text:p>
          </table:table-cell>
          <table:table-cell office:value-type="float" office:value="1811804084" calcext:value-type="float">
            <text:p>181180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062" calcext:value-type="float">
            <text:p>770062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86034" calcext:value-type="float">
            <text:p>3586034</text:p>
          </table:table-cell>
          <table:table-cell office:value-type="float" office:value="1811804084" calcext:value-type="float">
            <text:p>1811804084</text:p>
          </table:table-cell>
          <table:table-cell office:value-type="float" office:value="585990.66" calcext:value-type="float">
            <text:p>585990.66</text:p>
          </table:table-cell>
          <table:table-cell office:value-type="float" office:value="780960" calcext:value-type="float">
            <text:p>780960</text:p>
          </table:table-cell>
          <table:table-cell office:value-type="float" office:value="20002065" calcext:value-type="float">
            <text:p>20002065</text:p>
          </table:table-cell>
          <table:table-cell office:value-type="float" office:value="22740497" calcext:value-type="float">
            <text:p>22740497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770062" calcext:value-type="float">
            <text:p>770062</text:p>
          </table:table-cell>
          <table:table-cell office:value-type="float" office:value="3896" calcext:value-type="float">
            <text:p>3896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8.1559" calcext:value-type="float">
            <text:p>68.1559</text:p>
          </table:table-cell>
          <table:table-cell office:value-type="float" office:value="1673.2392" calcext:value-type="float">
            <text:p>1673.2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5.4337" calcext:value-type="float">
            <text:p>2325.4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0212" calcext:value-type="float">
            <text:p>169.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15" calcext:value-type="float">
            <text:p>52.915</text:p>
          </table:table-cell>
          <table:table-cell office:value-type="float" office:value="0.4182" calcext:value-type="float">
            <text:p>0.4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2.0728" calcext:value-type="float">
            <text:p>3092.0728</text:p>
          </table:table-cell>
          <table:table-cell table:style-name="ce2" table:formula="of:=[.I$2]/[.I3]" office:value-type="float" office:value="1.61640260436977" calcext:value-type="float">
            <text:p>1.62</text:p>
          </table:table-cell>
          <table:table-cell table:formula="of:=[.A3]" office:value-type="float" office:value="2" calcext:value-type="float">
            <text:p>2</text:p>
          </table:table-cell>
          <table:table-cell table:formula="of:=[.BD3]/[.BD2]" office:value-type="float" office:value="1.61640260436977" calcext:value-type="float">
            <text:p>1.61640260436977</text:p>
          </table:table-cell>
          <table:table-cell table:formula="of:=[.A3]/[.A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.2" calcext:value-type="float">
            <text:p>1000.2</text:p>
          </table:table-cell>
          <table:table-cell office:value-type="string" calcext:value-type="string">
            <text:p>model defined</text:p>
          </table:table-cell>
          <table:table-cell office:value-type="float" office:value="10002049" calcext:value-type="float">
            <text:p>1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16.7874" calcext:value-type="float">
            <text:p>1316.79</text:p>
          </table:table-cell>
          <table:table-cell office:value-type="float" office:value="1811804084" calcext:value-type="float">
            <text:p>181180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86" calcext:value-type="float">
            <text:p>2372486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0228" calcext:value-type="float">
            <text:p>1830228</text:p>
          </table:table-cell>
          <table:table-cell office:value-type="float" office:value="1811804084" calcext:value-type="float">
            <text:p>1811804084</text:p>
          </table:table-cell>
          <table:table-cell office:value-type="float" office:value="1375927.54" calcext:value-type="float">
            <text:p>1375927.54</text:p>
          </table:table-cell>
          <table:table-cell office:value-type="float" office:value="780960" calcext:value-type="float">
            <text:p>780960</text:p>
          </table:table-cell>
          <table:table-cell office:value-type="float" office:value="10002065" calcext:value-type="float">
            <text:p>10002065</text:p>
          </table:table-cell>
          <table:table-cell office:value-type="float" office:value="11371357" calcext:value-type="float">
            <text:p>11371357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2372486" calcext:value-type="float">
            <text:p>2372486</text:p>
          </table:table-cell>
          <table:table-cell office:value-type="float" office:value="3896" calcext:value-type="float">
            <text:p>3896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4.2185" calcext:value-type="float">
            <text:p>34.2185</text:p>
          </table:table-cell>
          <table:table-cell office:value-type="float" office:value="618.2942" calcext:value-type="float">
            <text:p>618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0.4697" calcext:value-type="float">
            <text:p>920.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701" calcext:value-type="float">
            <text:p>135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795" calcext:value-type="float">
            <text:p>25.7795</text:p>
          </table:table-cell>
          <table:table-cell office:value-type="float" office:value="0.8344" calcext:value-type="float">
            <text:p>0.8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.8757" calcext:value-type="float">
            <text:p>1316.8757</text:p>
          </table:table-cell>
          <table:table-cell table:style-name="ce2" table:formula="of:=[.I$2]/[.I4]" office:value-type="float" office:value="3.79537258634158" calcext:value-type="float">
            <text:p>3.80</text:p>
          </table:table-cell>
          <table:table-cell table:formula="of:=[.A4]" office:value-type="float" office:value="4" calcext:value-type="float">
            <text:p>4</text:p>
          </table:table-cell>
          <table:table-cell table:formula="of:=[.BD4]/[.BD3]" office:value-type="float" office:value="2.34803666863762" calcext:value-type="float">
            <text:p>2.34803666863762</text:p>
          </table:table-cell>
          <table:table-cell table:formula="of:=[.A4]/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.2" calcext:value-type="float">
            <text:p>1000.2</text:p>
          </table:table-cell>
          <table:table-cell office:value-type="string" calcext:value-type="string">
            <text:p>model defined</text:p>
          </table:table-cell>
          <table:table-cell office:value-type="float" office:value="5002049" calcext:value-type="float">
            <text:p>5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23.8573" calcext:value-type="float">
            <text:p>623.86</text:p>
          </table:table-cell>
          <table:table-cell office:value-type="float" office:value="1811804084" calcext:value-type="float">
            <text:p>181180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3994" calcext:value-type="float">
            <text:p>5433994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8318" calcext:value-type="float">
            <text:p>938318</text:p>
          </table:table-cell>
          <table:table-cell office:value-type="float" office:value="1811804084" calcext:value-type="float">
            <text:p>1811804084</text:p>
          </table:table-cell>
          <table:table-cell office:value-type="float" office:value="2904196.33" calcext:value-type="float">
            <text:p>2904196.33</text:p>
          </table:table-cell>
          <table:table-cell office:value-type="float" office:value="780960" calcext:value-type="float">
            <text:p>780960</text:p>
          </table:table-cell>
          <table:table-cell office:value-type="float" office:value="5002065" calcext:value-type="float">
            <text:p>5002065</text:p>
          </table:table-cell>
          <table:table-cell office:value-type="float" office:value="5686786" calcext:value-type="float">
            <text:p>5686786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5433994" calcext:value-type="float">
            <text:p>5433994</text:p>
          </table:table-cell>
          <table:table-cell office:value-type="float" office:value="3896" calcext:value-type="float">
            <text:p>3896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8.0892" calcext:value-type="float">
            <text:p>18.0892</text:p>
          </table:table-cell>
          <table:table-cell office:value-type="float" office:value="261.73" calcext:value-type="float">
            <text:p>26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1.9478" calcext:value-type="float">
            <text:p>411.9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413" calcext:value-type="float">
            <text:p>94.0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905" calcext:value-type="float">
            <text:p>13.6905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.8992" calcext:value-type="float">
            <text:p>623.8992</text:p>
          </table:table-cell>
          <table:table-cell table:style-name="ce2" table:formula="of:=[.I$2]/[.I5]" office:value-type="float" office:value="8.01096468695646" calcext:value-type="float">
            <text:p>8.01</text:p>
          </table:table-cell>
          <table:table-cell table:formula="of:=[.A5]" office:value-type="float" office:value="8" calcext:value-type="float">
            <text:p>8</text:p>
          </table:table-cell>
          <table:table-cell table:formula="of:=[.BD5]/[.BD4]" office:value-type="float" office:value="2.11071890959679" calcext:value-type="float">
            <text:p>2.11071890959679</text:p>
          </table:table-cell>
          <table:table-cell table:formula="of:=[.A5]/[.A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.2" calcext:value-type="float">
            <text:p>1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03.7535" calcext:value-type="float">
            <text:p>303.75</text:p>
          </table:table-cell>
          <table:table-cell office:value-type="float" office:value="1811804084" calcext:value-type="float">
            <text:p>181180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1792" calcext:value-type="float">
            <text:p>11461792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505" calcext:value-type="float">
            <text:p>491505</text:p>
          </table:table-cell>
          <table:table-cell office:value-type="float" office:value="1811804084" calcext:value-type="float">
            <text:p>1811804084</text:p>
          </table:table-cell>
          <table:table-cell office:value-type="float" office:value="5964719.24" calcext:value-type="float">
            <text:p>5964719.24</text:p>
          </table:table-cell>
          <table:table-cell office:value-type="float" office:value="780960" calcext:value-type="float">
            <text:p>780960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2844501" calcext:value-type="float">
            <text:p>2844501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11461792" calcext:value-type="float">
            <text:p>11461792</text:p>
          </table:table-cell>
          <table:table-cell office:value-type="float" office:value="3896" calcext:value-type="float">
            <text:p>3896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9.7563" calcext:value-type="float">
            <text:p>9.7563</text:p>
          </table:table-cell>
          <table:table-cell office:value-type="float" office:value="110.6567" calcext:value-type="float">
            <text:p>110.6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0075" calcext:value-type="float">
            <text:p>183.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628" calcext:value-type="float">
            <text:p>69.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32" calcext:value-type="float">
            <text:p>7.6432</text:p>
          </table:table-cell>
          <table:table-cell office:value-type="float" office:value="0.6744" calcext:value-type="float">
            <text:p>0.6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.7738" calcext:value-type="float">
            <text:p>303.7738</text:p>
          </table:table-cell>
          <table:table-cell table:style-name="ce2" table:formula="of:=[.I$2]/[.I6]" office:value-type="float" office:value="16.4531397992122" calcext:value-type="float">
            <text:p>16.45</text:p>
          </table:table-cell>
          <table:table-cell table:formula="of:=[.A6]" office:value-type="float" office:value="16" calcext:value-type="float">
            <text:p>16</text:p>
          </table:table-cell>
          <table:table-cell table:formula="of:=[.BD6]/[.BD5]" office:value-type="float" office:value="2.05382752791326" calcext:value-type="float">
            <text:p>2.05382752791326</text:p>
          </table:table-cell>
          <table:table-cell table:formula="of:=[.A6]/[.A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.2" calcext:value-type="float">
            <text:p>1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.4555" calcext:value-type="float">
            <text:p>165.46</text:p>
          </table:table-cell>
          <table:table-cell office:value-type="float" office:value="1811804084" calcext:value-type="float">
            <text:p>181180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7122" calcext:value-type="float">
            <text:p>23597122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929" calcext:value-type="float">
            <text:p>262929</text:p>
          </table:table-cell>
          <table:table-cell office:value-type="float" office:value="1811804084" calcext:value-type="float">
            <text:p>1811804084</text:p>
          </table:table-cell>
          <table:table-cell office:value-type="float" office:value="10950403.65" calcext:value-type="float">
            <text:p>10950403.65</text:p>
          </table:table-cell>
          <table:table-cell office:value-type="float" office:value="780960" calcext:value-type="float">
            <text:p>780960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3359" calcext:value-type="float">
            <text:p>142335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3597122" calcext:value-type="float">
            <text:p>23597122</text:p>
          </table:table-cell>
          <table:table-cell office:value-type="float" office:value="3896" calcext:value-type="float">
            <text:p>3896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5.7302" calcext:value-type="float">
            <text:p>5.7302</text:p>
          </table:table-cell>
          <table:table-cell office:value-type="float" office:value="52.3215" calcext:value-type="float">
            <text:p>52.3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8429" calcext:value-type="float">
            <text:p>90.8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8632" calcext:value-type="float">
            <text:p>57.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578" calcext:value-type="float">
            <text:p>5.1578</text:p>
          </table:table-cell>
          <table:table-cell office:value-type="float" office:value="0.6599" calcext:value-type="float">
            <text:p>0.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4666" calcext:value-type="float">
            <text:p>165.4666</text:p>
          </table:table-cell>
          <table:table-cell table:style-name="ce2" table:formula="of:=[.I$2]/[.I7]" office:value-type="float" office:value="30.2056976044918" calcext:value-type="float">
            <text:p>30.21</text:p>
          </table:table-cell>
          <table:table-cell table:formula="of:=[.A7]" office:value-type="float" office:value="32" calcext:value-type="float">
            <text:p>32</text:p>
          </table:table-cell>
          <table:table-cell table:formula="of:=[.BD7]/[.BD6]" office:value-type="float" office:value="1.83586221068505" calcext:value-type="float">
            <text:p>1.83586221068505</text:p>
          </table:table-cell>
          <table:table-cell table:formula="of:=[.A7]/[.A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.2" calcext:value-type="float">
            <text:p>1000.2</text:p>
          </table:table-cell>
          <table:table-cell office:value-type="string" calcext:value-type="string">
            <text:p>model defined</text:p>
          </table:table-cell>
          <table:table-cell office:value-type="float" office:value="1002049" calcext:value-type="float">
            <text:p>1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7.406" calcext:value-type="float">
            <text:p>137.41</text:p>
          </table:table-cell>
          <table:table-cell office:value-type="float" office:value="1811804084" calcext:value-type="float">
            <text:p>181180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63732" calcext:value-type="float">
            <text:p>29163732</text:p>
          </table:table-cell>
          <table:table-cell office:value-type="float" office:value="1.61" calcext:value-type="float">
            <text:p>1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907" calcext:value-type="float">
            <text:p>214907</text:p>
          </table:table-cell>
          <table:table-cell office:value-type="float" office:value="1811804084" calcext:value-type="float">
            <text:p>1811804084</text:p>
          </table:table-cell>
          <table:table-cell office:value-type="float" office:value="13185770" calcext:value-type="float">
            <text:p>13185770</text:p>
          </table:table-cell>
          <table:table-cell office:value-type="float" office:value="780960" calcext:value-type="float">
            <text:p>780960</text:p>
          </table:table-cell>
          <table:table-cell office:value-type="float" office:value="1002065" calcext:value-type="float">
            <text:p>1002065</text:p>
          </table:table-cell>
          <table:table-cell office:value-type="float" office:value="1139130" calcext:value-type="float">
            <text:p>1139130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29163732" calcext:value-type="float">
            <text:p>29163732</text:p>
          </table:table-cell>
          <table:table-cell office:value-type="float" office:value="3896" calcext:value-type="float">
            <text:p>3896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5.2577" calcext:value-type="float">
            <text:p>5.2577</text:p>
          </table:table-cell>
          <table:table-cell office:value-type="float" office:value="41.8706" calcext:value-type="float">
            <text:p>41.8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8793" calcext:value-type="float">
            <text:p>73.8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061" calcext:value-type="float">
            <text:p>45.7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521" calcext:value-type="float">
            <text:p>4.4521</text:p>
          </table:table-cell>
          <table:table-cell office:value-type="float" office:value="0.7061" calcext:value-type="float">
            <text:p>0.7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4152" calcext:value-type="float">
            <text:p>137.4152</text:p>
          </table:table-cell>
          <table:table-cell table:style-name="ce2" table:formula="of:=[.I$2]/[.I8]" office:value-type="float" office:value="36.3717654250906" calcext:value-type="float">
            <text:p>36.37</text:p>
          </table:table-cell>
          <table:table-cell table:formula="of:=[.A8]" office:value-type="float" office:value="40" calcext:value-type="float">
            <text:p>40</text:p>
          </table:table-cell>
          <table:table-cell table:formula="of:=[.BD8]/[.BD7]" office:value-type="float" office:value="1.20413591837329" calcext:value-type="float">
            <text:p>1.20413591837329</text:p>
          </table:table-cell>
          <table:table-cell table:formula="of:=[.A8]/[.A7]" office:value-type="float" office:value="1.25" calcext:value-type="float">
            <text:p>1.25</text:p>
          </table:table-cell>
        </table:table-row>
        <table:table-row table:style-name="ro1" table:number-rows-repeated="1048567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8T09:18:31.409215322</dc:date>
    <dc:creator>Elkin Cruz</dc:creator>
    <meta:editing-duration>PT12M34S</meta:editing-duration>
    <meta:editing-cycles>2</meta:editing-cycles>
    <meta:generator>LibreOffice/7.2.5.2.0$Linux_X86_64 LibreOffice_project/20$Build-2</meta:generator>
    <meta:document-statistic meta:table-count="1" meta:cell-count="438" meta:object-count="0"/>
  </office:meta>
</office:document-meta>
</file>